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50000044E06202CC770875A48.png" manifest:media-type="image/png"/>
  <manifest:file-entry manifest:full-path="Pictures/1000000000000A4D000004F5F61B844FF99A89B5.png" manifest:media-type="image/png"/>
  <manifest:file-entry manifest:full-path="Pictures/10000201000001C4000002787070783C2C59B023.png" manifest:media-type="image/png"/>
  <manifest:file-entry manifest:full-path="Pictures/100002010000027A00000276D757FDA7086F8719.png" manifest:media-type="image/png"/>
  <manifest:file-entry manifest:full-path="Pictures/100000000000074700000419887DBD845C05A024.png" manifest:media-type="image/png"/>
  <manifest:file-entry manifest:full-path="Pictures/1000000000000A92000006FC94C755F235791689.png" manifest:media-type="image/png"/>
  <manifest:file-entry manifest:full-path="Pictures/10000201000001D6000002508852DB26567C4C39.png" manifest:media-type="image/png"/>
  <manifest:file-entry manifest:full-path="Pictures/10000201000002BE0000022C7FA1AE4E4E83A6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color="#000000" style:font-name="Helvetica" fo:font-size="12pt" style:font-size-asian="12pt"/>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2pt" style:font-size-asian="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text-properties officeooo:rsid="0012dc34" officeooo:paragraph-rsid="0012dc34"/>
    </style:style>
    <style:style style:name="P11" style:family="paragraph" style:parent-style-name="Text_20_body">
      <style:text-properties officeooo:rsid="00132341" officeooo:paragraph-rsid="0013ef70"/>
    </style:style>
    <style:style style:name="P12"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13"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14"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15"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16" style:family="paragraph" style:parent-style-name="Text_20_body">
      <style:text-properties officeooo:rsid="002c6bac" officeooo:paragraph-rsid="002c6bac"/>
    </style:style>
    <style:style style:name="P17" style:family="paragraph" style:parent-style-name="Text_20_body">
      <style:text-properties officeooo:rsid="00137901" officeooo:paragraph-rsid="0013ef70"/>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23"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24"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25"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26"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27"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28"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29" style:family="paragraph" style:parent-style-name="Standard">
      <style:paragraph-properties fo:margin-left="0.499cm" fo:margin-right="0.499cm" fo:line-height="100%" fo:text-indent="0cm" style:auto-text-indent="false"/>
      <style:text-properties style:font-name="Liberation Serif"/>
    </style:style>
    <style:style style:name="P30"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31"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32" style:family="paragraph" style:parent-style-name="Text_20_body">
      <style:paragraph-properties fo:margin-left="0.499cm" fo:margin-right="0.499cm" fo:line-height="100%" fo:text-indent="0cm" style:auto-text-indent="false"/>
      <style:text-properties style:font-name="Liberation Serif"/>
    </style:style>
    <style:style style:name="P33"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34"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35"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36"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37" style:family="paragraph" style:parent-style-name="Text">
      <style:paragraph-properties fo:margin-left="0.499cm" fo:margin-right="0.499cm" fo:line-height="100%" fo:text-indent="0cm" style:auto-text-indent="false"/>
      <style:text-properties style:font-name="Liberation Serif"/>
    </style:style>
    <style:style style:name="P38"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39"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40"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41"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2"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43" style:family="paragraph" style:parent-style-name="Subtitle">
      <style:text-properties style:font-name="Liberation Serif"/>
    </style:style>
    <style:style style:name="P44" style:family="paragraph" style:parent-style-name="Title">
      <style:text-properties style:font-name="Liberation Serif"/>
    </style:style>
    <style:style style:name="P45" style:family="paragraph" style:parent-style-name="Standard" style:master-page-name="Standard">
      <style:paragraph-properties style:page-number="auto"/>
    </style:style>
    <style:style style:name="P46" style:family="paragraph" style:parent-style-name="Standard" style:master-page-name="Landscape">
      <style:paragraph-properties fo:text-align="justify" style:justify-single-word="false" style:page-number="auto"/>
    </style:style>
    <style:style style:name="P47" style:family="paragraph" style:parent-style-name="Standard" style:master-page-name="Landscape">
      <style:paragraph-properties style:page-number="auto"/>
      <style:text-properties fo:color="#000000" style:font-name="Helvetica" fo:font-size="12pt" style:font-size-asian="12pt"/>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properties officeooo:paragraph-rsid="00427a22"/>
    </style:style>
    <style:style style:name="P50" style:family="paragraph" style:parent-style-name="Standard">
      <style:paragraph-properties fo:text-align="justify" style:justify-single-word="false"/>
      <style:text-properties fo:font-size="14pt" fo:font-weight="bold" officeooo:paragraph-rsid="00510af5"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2pt" fo:font-weight="normal" officeooo:rsid="00510af5" officeooo:paragraph-rsid="00510af5" style:font-size-asian="10.5pt" style:font-weight-asian="normal" style:font-size-complex="12pt" style:font-weight-complex="normal"/>
    </style:style>
    <style:style style:name="P52" style:family="paragraph" style:parent-style-name="Standard">
      <style:text-properties fo:color="#000000" style:font-name="Helvetica" fo:font-size="12pt" style:font-size-asian="12pt"/>
    </style:style>
    <style:style style:name="P53"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54" style:family="paragraph" style:parent-style-name="Standard">
      <style:text-properties fo:color="#000000" style:font-name="Helvetica" fo:font-size="12pt" fo:font-weight="bold" officeooo:rsid="00608f6a" officeooo:paragraph-rsid="00608f6a" style:font-size-asian="12pt" style:font-weight-asian="bold" style:font-weight-complex="bold"/>
    </style:style>
    <style:style style:name="P55" style:family="paragraph" style:parent-style-name="Standard">
      <style:paragraph-properties fo:text-align="center" style:justify-single-word="false"/>
      <style:text-properties officeooo:paragraph-rsid="0065b0a6"/>
    </style:style>
    <style:style style:name="P56" style:family="paragraph" style:parent-style-name="Heading_20_2">
      <style:text-properties style:font-name="Liberation Serif"/>
    </style:style>
    <style:style style:name="P57" style:family="paragraph" style:parent-style-name="Heading_20_2">
      <style:paragraph-properties fo:margin-left="0.499cm" fo:margin-right="0.499cm" fo:line-height="100%" fo:text-indent="0cm" style:auto-text-indent="false"/>
      <style:text-properties style:font-name="Liberation Serif"/>
    </style:style>
    <style:style style:name="P58"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59"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0"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1"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62"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3"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4"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5"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66"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67"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68" style:family="paragraph" style:parent-style-name="Text_20_body" style:master-page-name="Landscape">
      <style:paragraph-properties style:page-number="auto"/>
    </style:style>
    <style:style style:name="P69" style:family="paragraph" style:parent-style-name="Text_20_body" style:master-page-name="Standard">
      <style:paragraph-properties style:page-number="auto"/>
      <style:text-properties fo:font-style="normal" style:font-style-asian="normal" style:font-style-complex="normal"/>
    </style:style>
    <style:style style:name="P70" style:family="paragraph" style:parent-style-name="Heading_20_1">
      <style:paragraph-properties fo:break-before="page"/>
      <style:text-properties style:font-name="Liberation Serif"/>
    </style:style>
    <style:style style:name="P71" style:family="paragraph" style:parent-style-name="Heading_20_1">
      <style:paragraph-properties fo:margin-left="0.499cm" fo:margin-right="0.499cm" fo:line-height="100%" fo:text-indent="0cm" style:auto-text-indent="false" fo:break-before="page"/>
      <style:text-properties style:font-name="Liberation Serif"/>
    </style:style>
    <style:style style:name="P72" style:family="paragraph" style:parent-style-name="Heading_20_1" style:master-page-name="Standard">
      <style:paragraph-properties style:page-number="auto"/>
    </style:style>
    <style:style style:name="P73" style:family="paragraph" style:parent-style-name="Heading_20_1" style:master-page-name="Standard">
      <style:paragraph-properties style:page-number="auto"/>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T30" style:family="text">
      <style:text-properties fo:color="#000000" style:font-name="Helvetica" officeooo:rsid="003eccb4"/>
    </style:style>
    <style:style style:name="T31" style:family="text">
      <style:text-properties fo:color="#000000" style:font-name="Helvetica" officeooo:rsid="0051551a"/>
    </style:style>
    <style:style style:name="T32" style:family="text">
      <style:text-properties fo:color="#000000" style:font-name="Helvetica" officeooo:rsid="0057a89d"/>
    </style:style>
    <style:style style:name="T33" style:family="text">
      <style:text-properties fo:color="#000000" style:font-name="Helvetica" officeooo:rsid="00597509"/>
    </style:style>
    <style:style style:name="T34" style:family="text">
      <style:text-properties fo:color="#000000" style:font-name="Helvetica" officeooo:rsid="00685d5b"/>
    </style:style>
    <style:style style:name="T35" style:family="text">
      <style:text-properties officeooo:rsid="00541616"/>
    </style:style>
    <style:style style:name="T36" style:family="text">
      <style:text-properties fo:font-weight="normal" style:font-weight-asian="normal" style:font-weight-complex="normal"/>
    </style:style>
    <style:style style:name="T37" style:family="text">
      <style:text-properties fo:font-weight="normal" officeooo:rsid="005b5fe4" style:font-weight-asian="normal" style:font-weight-complex="normal"/>
    </style:style>
    <style:style style:name="T38" style:family="text">
      <style:text-properties fo:font-weight="normal" officeooo:rsid="005e9532" style:font-weight-asian="normal" style:font-weight-complex="normal"/>
    </style:style>
    <style:style style:name="T39" style:family="text">
      <style:text-properties fo:font-weight="normal" officeooo:rsid="00618365"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P3"/>
      <text:p text:style-name="P44">Projet Logiciel Transversal</text:p>
      <text:p text:style-name="P43">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Table des matières</text:p>
          </text:index-title>
          <text:p text:style-name="P20"><text:a xlink:type="simple" xlink:href="#__RefHeading__1316_824097905" text:style-name="Index_20_Link" text:visited-style-name="Index_20_Link">1 Objectif<text:tab/>3</text:a></text:p>
          <text:p text:style-name="P19"><text:a xlink:type="simple" xlink:href="#__RefHeading__1318_824097905" text:style-name="Index_20_Link" text:visited-style-name="Index_20_Link">1.1 Présentation générale<text:tab/>3</text:a></text:p>
          <text:p text:style-name="P19"><text:a xlink:type="simple" xlink:href="#__RefHeading__1320_824097905" text:style-name="Index_20_Link" text:visited-style-name="Index_20_Link">1.2 Règles du jeu<text:tab/>3</text:a></text:p>
          <text:p text:style-name="P19"><text:a xlink:type="simple" xlink:href="#__RefHeading__3406_1053578290" text:style-name="Index_20_Link" text:visited-style-name="Index_20_Link">1.3 Conception Logiciel<text:tab/>3</text:a></text:p>
          <text:p text:style-name="P20"><text:a xlink:type="simple" xlink:href="#__RefHeading__1322_824097905" text:style-name="Index_20_Link" text:visited-style-name="Index_20_Link">2 Description et conception des états<text:tab/>4</text:a></text:p>
          <text:p text:style-name="P19"><text:a xlink:type="simple" xlink:href="#__RefHeading__1480_1060408740" text:style-name="Index_20_Link" text:visited-style-name="Index_20_Link">2.1 Description des états<text:tab/>4</text:a></text:p>
          <text:p text:style-name="P19"><text:a xlink:type="simple" xlink:href="#__RefHeading__1484_1060408740" text:style-name="Index_20_Link" text:visited-style-name="Index_20_Link">2.2 Conception logiciel<text:tab/>4</text:a></text:p>
          <text:p text:style-name="P19"><text:a xlink:type="simple" xlink:href="#__RefHeading__1027_1053578290" text:style-name="Index_20_Link" text:visited-style-name="Index_20_Link">2.3 Conception logiciel : extension pour le rendu<text:tab/>4</text:a></text:p>
          <text:p text:style-name="P19"><text:a xlink:type="simple" xlink:href="#__RefHeading__3408_1053578290" text:style-name="Index_20_Link" text:visited-style-name="Index_20_Link">2.4 Conception logiciel : extension pour le moteur de jeu<text:tab/>4</text:a></text:p>
          <text:p text:style-name="P19"><text:a xlink:type="simple" xlink:href="#__RefHeading__2098_1060408740" text:style-name="Index_20_Link" text:visited-style-name="Index_20_Link">2.5 Ressources<text:tab/>4</text:a></text:p>
          <text:p text:style-name="P20"><text:a xlink:type="simple" xlink:href="#__RefHeading__2100_1060408740" text:style-name="Index_20_Link" text:visited-style-name="Index_20_Link">3 Rendu : Stratégie et Conception<text:tab/>6</text:a></text:p>
          <text:p text:style-name="P19"><text:a xlink:type="simple" xlink:href="#__RefHeading__2104_1060408740" text:style-name="Index_20_Link" text:visited-style-name="Index_20_Link">3.1 Stratégie de rendu d'un état<text:tab/>6</text:a></text:p>
          <text:p text:style-name="P19"><text:a xlink:type="simple" xlink:href="#__RefHeading__2118_1060408740" text:style-name="Index_20_Link" text:visited-style-name="Index_20_Link">3.2 Conception logiciel<text:tab/>6</text:a></text:p>
          <text:p text:style-name="P19"><text:a xlink:type="simple" xlink:href="#__RefHeading__3410_1053578290" text:style-name="Index_20_Link" text:visited-style-name="Index_20_Link">3.3 Conception logiciel : extension pour les animations<text:tab/>6</text:a></text:p>
          <text:p text:style-name="P19"><text:a xlink:type="simple" xlink:href="#__RefHeading__2132_1060408740" text:style-name="Index_20_Link" text:visited-style-name="Index_20_Link">3.4 Ressources<text:tab/>6</text:a></text:p>
          <text:p text:style-name="P19"><text:a xlink:type="simple" xlink:href="#__RefHeading__2136_1060408740" text:style-name="Index_20_Link" text:visited-style-name="Index_20_Link">3.5 Exemple de rendu<text:tab/>6</text:a></text:p>
          <text:p text:style-name="P20"><text:a xlink:type="simple" xlink:href="#__RefHeading__1336_824097905" text:style-name="Index_20_Link" text:visited-style-name="Index_20_Link">4 Règles de changement d'états et moteur de jeu<text:tab/>8</text:a></text:p>
          <text:p text:style-name="P19"><text:a xlink:type="simple" xlink:href="#__RefHeading__2079_824097905" text:style-name="Index_20_Link" text:visited-style-name="Index_20_Link">4.1 Horloge globale<text:tab/>8</text:a></text:p>
          <text:p text:style-name="P19"><text:a xlink:type="simple" xlink:href="#__RefHeading__2081_824097905" text:style-name="Index_20_Link" text:visited-style-name="Index_20_Link">4.2 Changements extérieurs<text:tab/>8</text:a></text:p>
          <text:p text:style-name="P19"><text:a xlink:type="simple" xlink:href="#__RefHeading__2083_824097905" text:style-name="Index_20_Link" text:visited-style-name="Index_20_Link">4.3 Changements autonomes<text:tab/>8</text:a></text:p>
          <text:p text:style-name="P19"><text:a xlink:type="simple" xlink:href="#__RefHeading__1029_1053578290" text:style-name="Index_20_Link" text:visited-style-name="Index_20_Link">4.4 Conception logiciel<text:tab/>8</text:a></text:p>
          <text:p text:style-name="P19"><text:a xlink:type="simple" xlink:href="#__RefHeading__3412_1053578290" text:style-name="Index_20_Link" text:visited-style-name="Index_20_Link">4.5 Conception logiciel : extension pour l'IA<text:tab/>8</text:a></text:p>
          <text:p text:style-name="P19"><text:a xlink:type="simple" xlink:href="#__RefHeading__1829_2123130103" text:style-name="Index_20_Link" text:visited-style-name="Index_20_Link">4.6 Conception logiciel : extension pour la parallélisation<text:tab/>8</text:a></text:p>
          <text:p text:style-name="P20"><text:a xlink:type="simple" xlink:href="#__RefHeading__1031_1053578290" text:style-name="Index_20_Link" text:visited-style-name="Index_20_Link">5 Intelligence Artificielle<text:tab/>10</text:a></text:p>
          <text:p text:style-name="P19"><text:a xlink:type="simple" xlink:href="#__RefHeading__2973_1544052078" text:style-name="Index_20_Link" text:visited-style-name="Index_20_Link">5.1 Stratégies<text:tab/>10</text:a></text:p>
          <text:p text:style-name="P21"><text:a xlink:type="simple" xlink:href="#__RefHeading__2975_1544052078" text:style-name="Index_20_Link" text:visited-style-name="Index_20_Link">5.1.1 Intelligence minimale<text:tab/>10</text:a></text:p>
          <text:p text:style-name="P21"><text:a xlink:type="simple" xlink:href="#__RefHeading__2977_1544052078" text:style-name="Index_20_Link" text:visited-style-name="Index_20_Link">5.1.2 Intelligence basée sur des heuristiques<text:tab/>10</text:a></text:p>
          <text:p text:style-name="P21"><text:a xlink:type="simple" xlink:href="#__RefHeading__2480_1544052078" text:style-name="Index_20_Link" text:visited-style-name="Index_20_Link">5.1.3 Intelligence basée sur les arbres de recherche<text:tab/>10</text:a></text:p>
          <text:p text:style-name="P19"><text:a xlink:type="simple" xlink:href="#__RefHeading__2979_1544052078" text:style-name="Index_20_Link" text:visited-style-name="Index_20_Link">5.2 Conception logiciel<text:tab/>10</text:a></text:p>
          <text:p text:style-name="P19"><text:a xlink:type="simple" xlink:href="#__RefHeading__2981_1544052078" text:style-name="Index_20_Link" text:visited-style-name="Index_20_Link">5.3 Conception logiciel : extension pour l'IA composée<text:tab/>10</text:a></text:p>
          <text:p text:style-name="P19"><text:a xlink:type="simple" xlink:href="#__RefHeading__2983_1544052078" text:style-name="Index_20_Link" text:visited-style-name="Index_20_Link">5.4 Conception logiciel : extension pour IA avancée<text:tab/>10</text:a></text:p>
          <text:p text:style-name="P19"><text:a xlink:type="simple" xlink:href="#__RefHeading__2985_1544052078" text:style-name="Index_20_Link" text:visited-style-name="Index_20_Link">5.5 Conception logiciel : extension pour la parallélisation<text:tab/>10</text:a></text:p>
          <text:p text:style-name="P20"><text:a xlink:type="simple" xlink:href="#__RefHeading__2987_1544052078" text:style-name="Index_20_Link" text:visited-style-name="Index_20_Link">6 Modularisation<text:tab/>11</text:a></text:p>
          <text:p text:style-name="P19"><text:a xlink:type="simple" xlink:href="#__RefHeading__1831_2123130103" text:style-name="Index_20_Link" text:visited-style-name="Index_20_Link">6.1 Organisation des modules<text:tab/>11</text:a></text:p>
          <text:p text:style-name="P21"><text:a xlink:type="simple" xlink:href="#__RefHeading__1833_2123130103" text:style-name="Index_20_Link" text:visited-style-name="Index_20_Link">6.1.1 Répartition sur différents threads<text:tab/>11</text:a></text:p>
          <text:p text:style-name="P21"><text:a xlink:type="simple" xlink:href="#__RefHeading__1835_2123130103" text:style-name="Index_20_Link" text:visited-style-name="Index_20_Link">6.1.2 Répartition sur différentes machines<text:tab/>11</text:a></text:p>
          <text:p text:style-name="P19"><text:a xlink:type="simple" xlink:href="#__RefHeading__1837_2123130103" text:style-name="Index_20_Link" text:visited-style-name="Index_20_Link">6.2 Conception logiciel<text:tab/>11</text:a></text:p>
          <text:p text:style-name="P19"><text:a xlink:type="simple" xlink:href="#__RefHeading__1966_2123130103" text:style-name="Index_20_Link" text:visited-style-name="Index_20_Link">6.3 Conception logiciel : extension réseau<text:tab/>11</text:a></text:p>
          <text:p text:style-name="P19"><text:a xlink:type="simple" xlink:href="#__RefHeading__1968_2123130103" text:style-name="Index_20_Link" text:visited-style-name="Index_20_Link">6.4 Conception logiciel : client Android<text:tab/>11</text:a></text:p>
        </text:index-body>
      </text:table-of-content>
      <text:p text:style-name="Standard"/>
      <text:h text:style-name="P70" text:outline-level="1"><text:bookmark-start text:name="__RefHeading__1316_824097905"/>Objectif<text:bookmark-end text:name="__RefHeading__1316_824097905"/></text:h>
      <text:h text:style-name="P56" text:outline-level="2"><text:bookmark-start text:name="__RefHeading__1318_824097905"/>Présentation générale<text:bookmark-end text:name="__RefHeading__1318_824097905"/></text:h>
      <text:p text:style-name="P27">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23"/>
      <text:p text:style-name="P23">Voici un aperçu des textures graphiques que nous allons utiliser:</text:p>
      <text:p text:style-name="P24"><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D757FDA7086F8719.png" xlink:type="simple" xlink:show="embed" xlink:actuate="onLoad"/></draw:frame></text:p>
      <text:p text:style-name="P24"><draw:frame draw:style-name="fr4" draw:name="images4" text:anchor-type="paragraph" svg:x="9.95cm" svg:y="0.344cm" svg:width="5.278cm" svg:height="7.906cm" draw:z-index="6"><draw:image xlink:href="Pictures/10000201000001D6000002508852DB26567C4C39.png" xlink:type="simple" xlink:show="embed" xlink:actuate="onLoad"/></draw:frame></text:p>
      <text:p text:style-name="P25"><draw:frame draw:style-name="fr3" draw:name="images3" text:anchor-type="paragraph" svg:x="0.078cm" svg:y="0.162cm" svg:width="7.909cm" svg:height="7.1cm" draw:z-index="7"><draw:image xlink:href="Pictures/10000201000002BE0000022C7FA1AE4E4E83A680.png" xlink:type="simple" xlink:show="embed" xlink:actuate="onLoad"/></draw:frame></text:p>
      <text:h text:style-name="P57" text:outline-level="2"><text:bookmark-start text:name="__RefHeading__1320_824097905"/><text:soft-page-break/>Règles du jeu<text:bookmark-end text:name="__RefHeading__1320_824097905"/></text:h>
      <text:p text:style-name="P36"/>
      <text:list xml:id="list3732383676974611083" text:style-name="L1">
        <text:list-item>
          <text:p text:style-name="P58">Le joueur, au début du jeu, choisit sa classe qui lui confèrera certains avantages en fonction des éléments de chaque donjon. </text:p>
        </text:list-item>
        <text:list-item>
          <text:p text:style-name="P58">Le joueur doit triompher de l’ensemble des donjons afin de terminer le jeu. </text:p>
        </text:list-item>
        <text:list-item>
          <text:p text:style-name="P58">Le joueur doit finir un donjon pour débloquer le suivant. </text:p>
        </text:list-item>
        <text:list-item>
          <text:p text:style-name="P58">A chaque arène terminée, le joueur recevra de l’expérience qui lui permettra de </text:p>
        </text:list-item>
        <text:list-item>
          <text:p text:style-name="P58">monter différents niveaux tout au long du jeu. </text:p>
        </text:list-item>
        <text:list-item>
          <text:p text:style-name="P58">Une fois qu’une arène est terminée, le joueur aura une probabilité de recevoir de </text:p>
        </text:list-item>
        <text:list-item>
          <text:p text:style-name="P58">l’équipement additionnel. </text:p>
        </text:list-item>
        <text:list-item>
          <text:p text:style-name="P58">Le joueur dispose à chaque tour de points de déplacement et des points d’action </text:p>
        </text:list-item>
        <text:list-item>
          <text:p text:style-name="P58">qui sont réinitialisés à chaque début de tour (sauf malus) lui permettant de se </text:p>
        </text:list-item>
        <text:list-item>
          <text:p text:style-name="P58">déplacer dans l’arène et d’utiliser des compétences. </text:p>
        </text:list-item>
        <text:list-item>
          <text:p text:style-name="P58">Si le joueur est vaincu lors d’une arène d’un donjon, celui-ci devra recommencer le </text:p>
        </text:list-item>
        <text:list-item>
          <text:p text:style-name="P58">donjon depuis la première arène pour le terminer. </text:p>
        </text:list-item>
        <text:list-item>
          <text:p text:style-name="P58">(Optionnel) Possibilité de terminer un donjon à plusieurs joueurs, en jouant en </text:p>
        </text:list-item>
        <text:list-item>
          <text:p text:style-name="P58">réseau. </text:p>
        </text:list-item>
        <text:list-item>
          <text:p text:style-name="P58">(Optionnel) Possibilité d’affronter un autre joueur en réseau. </text:p>
        </text:list-item>
      </text:list>
      <text:h text:style-name="P57" text:outline-level="2"><text:bookmark-start text:name="__RefHeading__3406_1053578290"/>Conception Logiciel<text:bookmark-end text:name="__RefHeading__3406_1053578290"/></text:h>
      <text:p text:style-name="P37">Présenter ici les packages de votre solution, ainsi que leurs dépendances.</text:p>
      <text:p text:style-name="P28"/>
      <text:p text:style-name="P29"/>
      <text:h text:style-name="P71" text:outline-level="1"><text:bookmark-start text:name="__RefHeading__1322_824097905"/>Description et conception des états<text:bookmark-end text:name="__RefHeading__1322_824097905"/></text:h>
      <text:p text:style-name="P3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57" text:outline-level="2"><text:bookmark-start text:name="__RefHeading__1480_1060408740"/>Description des états<text:bookmark-end text:name="__RefHeading__1480_1060408740"/></text:h>
      <text:p text:style-name="P34">Un état du jeu est formée par un ensemble d’éléments fixes (arène) et un ensemble d’éléments mobiles (personnage joueur et adversaire). Tous les éléments possèdent les propriétés suivantes: </text:p>
      <text:list xml:id="list7940167275611665972" text:style-name="L2">
        <text:list-item>
          <text:p text:style-name="P59">Coordonnées (x,y) sur l’arène </text:p>
        </text:list-item>
        <text:list-item>
          <text:p text:style-name="P59">Statistiques (Liste[PV (Points de Vie), PA (Points d’Action), PM (Points de Mouvement)]) </text:p>
        </text:list-item>
        <text:list-item>
          <text:p text:style-name="P59">Compétences (propres à la classe du personnage): ensemble des actions que peut faire </text:p>
        </text:list-item>
        <text:list-item>
          <text:p text:style-name="P59">l’élément </text:p>
        </text:list-item>
        <text:list-item>
          <text:p text:style-name="P59">Equipement: Ensemble des objets dont le personnage est équipé </text:p>
        </text:list-item>
        <text:list-item>
          <text:p text:style-name="P59">Identifiant de type d’élément (nombre indiquant la nature de l’élément: IA ou joueur) </text:p>
        </text:list-item>
      </text:list>
      <text:p text:style-name="P42">2.1.1 Etat éléments fixes</text:p>
      <text:p text:style-name="P42"/>
      <text:list xml:id="list6410213611826136985" text:style-name="L3">
        <text:list-header>
          <text:p text:style-name="P60">Le labyrinthe est formé par une grille d’éléments nommé « cases ». La taille de cette grille est fixée au démarrage du niveau. Les types de cases sont : </text:p>
          <text:p text:style-name="P62"><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62"><text:span text:style-name="T17">-</text:span><text:span text:style-name="T11">Les obstacles “mur“, qui définissent les contours d’une arène ou un obstacle qui ne peut être traversés par une attaque. </text:span></text:p>
          <text:p text:style-name="P62"><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62"><text:span text:style-name="T11">On considère les types de cases “espace“ suivants: </text:span><text:span text:style-name="T17">-</text:span><text:span text:style-name="T11">Les espaces “vides“ </text:span></text:p>
          <text:p text:style-name="P65"><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40"/>
      <text:p text:style-name="P40"/>
      <text:p text:style-name="P40"/>
      <text:p text:style-name="P40"><text:soft-page-break/></text:p>
      <text:p text:style-name="P40"/>
      <text:p text:style-name="P40"/>
      <text:p text:style-name="P35">2.1.2 Etat éléments mobiles</text:p>
      <text:p text:style-name="P35"/>
      <text:p text:style-name="P30">Les éléments possèdent une direction (gauche, droite, haut ou bas) et une position. </text:p>
      <text:p text:style-name="P31"><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6000885310482331052" text:style-name="L4">
        <text:list-item>
          <text:p text:style-name="P63"><text:span text:style-name="T17">-  </text:span><text:span text:style-name="T11">Statut “normal“: cas le plus courant, le personnage peut se déplacer. lors de son tour de jeu. </text:span></text:p>
        </text:list-item>
        <text:list-item>
          <text:p text:style-name="P63"><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63"><text:span text:style-name="T17">-  </text:span><text:span text:style-name="T11">Statut “mort“: Les points de vie du personnage sont inférieurs ou égale à 0, le personnage ne peut plus bouger ni réaliser aucune action. </text:span></text:p>
          <text:p text:style-name="P67"/>
          <text:p text:style-name="P67"/>
        </text:list-item>
      </text:list>
      <text:p text:style-name="P41"/>
      <text:list xml:id="list163407757002365" text:continue-numbering="true" text:style-name="L4">
        <text:list-header>
          <text:p text:style-name="P67">2.1.3 Etat général </text:p>
          <text:p text:style-name="P61">A l’ensemble des éléments statiques et mobiles, nous rajoutons les propriétés suivantes: </text:p>
          <text:p text:style-name="P66"><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32"/>
      <text:p text:style-name="P32"/>
      <text:p text:style-name="P32"/>
      <text:h text:style-name="P57" text:outline-level="2"><text:bookmark-start text:name="__RefHeading__1484_1060408740"/>Conception logiciel<text:bookmark-end text:name="__RefHeading__1484_1060408740"/></text:h>
      <text:p text:style-name="P33">Le diagramme des classes pour les états est présenté sur la figure suivante, nous pouvons mettre en évidence les groupes de classes suivants: </text:p>
      <text:p text:style-name="P33"/>
      <text:list xml:id="list7696779788224258286" text:style-name="L5">
        <text:list-header>
          <text:p text:style-name="P64"><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64"><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32"><text:soft-page-break/></text:p>
      <text:p text:style-name="Text_20_body"><text:tab/></text:p>
      <text:p text:style-name="Text_20_body"/>
      <text:p text:style-name="Text_20_body"/>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8"/>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8"/>
      <text:p text:style-name="P68"/>
      <text:p text:style-name="Text_20_body"><draw:frame draw:style-name="fr1" draw:name="Cadre3" text:anchor-type="paragraph" svg:width="25.7cm" draw:z-index="3"><draw:text-box fo:min-height="13.526cm"><text:p text:style-name="Illustration"><draw:frame draw:style-name="fr4" draw:name="Image2" text:anchor-type="paragraph" svg:x="0cm" svg:y="0.857cm" svg:width="25.7cm" svg:height="16.981cm" draw:z-index="8"><draw:image xlink:href="Pictures/1000000000000A92000006FC94C755F235791689.png" xlink:type="simple" xlink:show="embed" xlink:actuate="onLoad"/></draw:frame>Illustration <text:sequence text:ref-name="refIllustration0" text:name="Illustration" text:formula="ooow:Illustration+1" style:num-format="1">1</text:sequence>: Diagramme des classes d'état</text:p></draw:text-box></draw:frame></text:p>
      <text:h text:style-name="P7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39">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38">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Text_20_body"/>
      <text:p text:style-name="P26">Le diagramme des classes pour les états est présenté sur la figure suivante.</text:p>
      <text:p text:style-name="P22"/>
      <text:p text:style-name="P22"><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22">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22"/>
      <text:p text:style-name="P22"><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22"/>
      <text:p text:style-name="P22"/>
      <text:p text:style-name="P22"/>
      <text:p text:style-name="P22"/>
      <text:p text:style-name="P22"/>
      <text:p text:style-name="P22"><text:soft-page-break/><text:span text:style-name="T1">Tuiles</text:span>. Les classes filles de TileSet regroupent toutes les définitions des tuiles d’un même plan. Par</text:p>
      <text:p text:style-name="P22">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68"><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3" text:anchor-type="paragraph" svg:width="25.7cm" svg:height="12.367cm" draw:z-index="9"><draw:image xlink:href="Pictures/1000000000000A4D000004F5F61B844FF99A89B5.png" xlink:type="simple" xlink:show="embed" xlink:actuate="onLoad"/></draw:frame></text:p></draw:text-box></draw:frame></text:p>
      <text:h text:style-name="P72"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16">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10">Les changements extérieurs sont provoqués par la position et les cliques d’une souris permettant : </text:p>
      <text:p text:style-name="P10">- <text:span text:style-name="T21">D’avoir une surbrillance sur la case de la carte indiquée par la souris.</text:span></text:p>
      <text:p text:style-name="P10">- <text:span text:style-name="T21">D’avoir une surbrillance de la case de la barre menu en bas de l’écran si la souris la pointe.</text:span></text:p>
      <text:p text:style-name="P10">- <text:span text:style-name="T21">De déplacer notre personnage si on clique sur une case de la carte.</text:span></text:p>
      <text:p text:style-name="P10">-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11">Les changements autonomes sont appliqués à chaque création ou mise à jour d’un état, après les changements extérieurs. </text:p>
      <text:p text:style-name="P17">- Si on déplace son personnage, les points de déplacement vont diminuer en fonction du déplacement effectué.</text:p>
      <text:p text:style-name="P17">- <text:s/>Si notre personnage attaque les points d’action diminuent.</text:p>
      <text:p text:style-name="P17">- <text:s/>Si le personnage subit une attaque ses points de vie diminuent du montant des dégâts de l’attaque.</text:p>
      <text:p text:style-name="P11">-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12">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12"/>
      <text:p text:style-name="P12"><text:span text:style-name="T1">Classes Command</text:span> :Le rôle de ces classes est de représenter une commande, quelque soit sa source</text:p>
      <text:p text:style-name="P12">(automatique, clavier, réseau, ...). Notons bien que ces classes ne gère<text:span text:style-name="T7">nt</text:span> absolument pas l’origine des commandes, ce sont d’autres éléments en dehors du moteur de jeu qui fabriquerons les instances de ces classes.</text:p>
      <text:p text:style-name="P12">A ces classes, on a défini un type de commande avec CommandTypeId pour identifier précisément la classe d’une instance.</text:p>
      <text:p text:style-name="P12">— <text:span text:style-name="T1">LoadCommand : </text:span>Charge un niveau depuis un fichier</text:p>
      <text:p text:style-name="P12">— <text:span text:style-name="T1">MoveChar</text:span><text:span text:style-name="T2">acter</text:span><text:span text:style-name="T1">Command : </text:span>Déplace un personnage <text:span text:style-name="T7">à la position donnée en fonction de ses PA .</text:span></text:p>
      <text:p text:style-name="P12">— <text:span text:style-name="T1">HandleCollisionsCommand : </text:span><text:span text:style-name="T8">Regarde si un obstacle ou un personnage n’est pas déjà sur la </text:span><text:soft-page-break/><text:span text:style-name="T8">case où l’on veut se déplacer.</text:span></text:p>
      <text:p text:style-name="P13"/>
      <text:p text:style-name="P13">—<text:span text:style-name="T1"> </text:span><text:span text:style-name="T3">AttackCommand : </text:span><text:span text:style-name="T9">Attaque un personnage.</text:span></text:p>
      <text:p text:style-name="P13">— <text:span text:style-name="T3">SurbrillanceCommand : </text:span><text:span text:style-name="T9">Met en surbrillance la case pointée par la souris.</text:span></text:p>
      <text:p text:style-name="P14">—<text:span text:style-name="T4">WhiteSurbrillanceCommand </text:span><text:span text:style-name="T22">: Permet de mettre en surbrillance l’attaque que l’on souhaite effectuer.</text:span></text:p>
      <text:p text:style-name="P13"/>
      <text:p text:style-name="P12"><text:span text:style-name="T1">Engine : </text:span>C’est le <text:span text:style-name="T10">cœur</text:span> du moteur. Elle stocke les commandes dans une std : :map avec clé entière.</text:p>
      <text:p text:style-name="P12">Ce mode de stockage permet d’introduire une notion de priorité : on traite les commandes dans l’ordre de</text:p>
      <text:p text:style-name="P12">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15">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8"/>
      <text:h text:style-name="Heading_20_2" text:outline-level="2"><text:bookmark-start text:name="__RefHeading__1829_2123130103"/>Conception logiciel : extension pour la parallélisation<text:bookmark-end text:name="__RefHeading__1829_2123130103"/></text:h>
      <text:p text:style-name="P8"/>
      <text:p text:style-name="P46"><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text:p text:style-name="Illustration"><draw:frame draw:style-name="fr5" draw:name="Image1" text:anchor-type="paragraph" svg:width="25.204cm" svg:height="14.19cm" draw:z-index="10"><draw:image xlink:href="Pictures/100000000000074700000419887DBD845C05A024.png" xlink:type="simple" xlink:show="embed" xlink:actuate="onLoad"/></draw:frame></text:p></draw:text-box></draw:frame></text:p>
      <text:h text:style-name="P72"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5"/>
      <text:p text:style-name="P4"><text:span text:style-name="T25">5.1.1 </text:span><text:span text:style-name="T28">Intelligence minimale</text:span></text:p>
      <text:p text:style-name="P5"/>
      <text:p text:style-name="P49"><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49"><text:span text:style-name="T27"/></text:p>
      <text:p text:style-name="P49"><text:span text:style-name="T27"/></text:p>
      <text:p text:style-name="P50"><text:span text:style-name="T30">5.1. </text:span><text:span text:style-name="T28">Intelligence </text:span><text:span text:style-name="T32">basée sur les heuristiques</text:span></text:p>
      <text:p text:style-name="P50"><text:span text:style-name="T28"/></text:p>
      <text:p text:style-name="P51"><text:span text:style-name="T28">N</text:span><text:span text:style-name="T25">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31">Lorsque l’IA peut effectu</text:span><text:span text:style-name="T33">e</text:span><text:span text:style-name="T34">r</text:span><text:span text:style-name="T31"> sa meilleure attaque sans se déplacer elle ne se déplace pas.</text:span></text:p>
      <text:p text:style-name="Text_20_body"/>
      <text:h text:style-name="Heading_20_2" text:outline-level="2"><text:bookmark-start text:name="__RefHeading__2979_1544052078"/>Conception logiciel<text:bookmark-end text:name="__RefHeading__2979_1544052078"/></text:h>
      <text:p text:style-name="P5">Le diagramme des classes pour l’intelligence artificielle est présenté en Figure 8.</text:p>
      <text:p text:style-name="P6"><text:span text:style-name="T1">Classes AI :</text:span> Les classes filles de la classe AI implante différentes stratégies d’IA, que l’on peut appliquer pour un personnage :</text:p>
      <text:p text:style-name="P5"/>
      <text:p text:style-name="P5">- RandomAI : Intelligence aléatoire</text:p>
      <text:p text:style-name="P5">- <text:span text:style-name="T35">HeuristicAI : intelligence heuristique</text:span></text:p>
      <text:p text:style-name="P5"/>
      <text:p text:style-name="P53"><text:soft-page-break/>PathMap. <text:span text:style-name="T36">La classe PathMap permet de calculer la distance de l’ennemi le plus proche. </text:span><text:span text:style-name="T37">Nous avons utilisé la classe Point qui correspond à une case avec un poids. Le poids est égal à la distance </text:span><text:span text:style-name="T38">entre </text:span><text:span text:style-name="T37">la case </text:span><text:span text:style-name="T38">et</text:span><text:span text:style-name="T37"> l’ennemi le plus proche du personnage géré par l’IA.</text:span></text:p>
      <text:p text:style-name="P54"><text:span text:style-name="T37">O</text:span><text:span text:style-name="T36">n rentre tous les points </text:span><text:span text:style-name="T39">où le personnage peut se rendre (en fonction de ses PM) </text:span><text:span text:style-name="T36">dans une file prioritaire avec en tête le point avec le poid</text:span><text:span text:style-name="T39">s</text:span><text:span text:style-name="T36"> le plus faible.</text:span></text:p>
      <text:p text:style-name="P5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7"><draw:frame draw:style-name="fr4" draw:name="Image4" text:anchor-type="paragraph" svg:x="-0.175cm" svg:y="-0.18cm" svg:width="25.7cm" svg:height="12.891cm" draw:z-index="11"><draw:image xlink:href="Pictures/10000000000008950000044E06202CC770875A48.png" xlink:type="simple" xlink:show="embed" xlink:actuate="onLoad"/></draw:frame></text:p>
      <text:p text:style-name="P5"/>
      <text:p text:style-name="P5"/>
      <text:p text:style-name="P5"/>
      <text:p text:style-name="P5"/>
      <text:p text:style-name="Standard"><text:span text:style-name="T26"/></text:p>
      <text:p text:style-name="P55"><text:span text:style-name="T26">F</text:span><text:span text:style-name="T29">IGURE </text:span><text:span text:style-name="T26">8 – Diagramme des classes d’intelligence artificielle.</text:span></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h text:style-name="Heading_20_2" text:outline-level="2"><text:bookmark-start text:name="__RefHeading__2981_1544052078"/>Conception logiciel : extension pour l'IA composée<text:bookmark-end text:name="__RefHeading__2981_1544052078"/></text:h>
      <text:p text:style-name="P8"/>
      <text:h text:style-name="Heading_20_2" text:outline-level="2"><text:bookmark-start text:name="__RefHeading__2983_1544052078"/>Conception logiciel : extension pour IA avancée<text:bookmark-end text:name="__RefHeading__2983_1544052078"/></text:h>
      <text:p text:style-name="P8"/>
      <text:h text:style-name="Heading_20_2" text:outline-level="2"><text:bookmark-start text:name="__RefHeading__2985_1544052078"/><text:soft-page-break/>Conception logiciel : extension pour la parallélisation<text:bookmark-end text:name="__RefHeading__2985_1544052078"/></text:h>
      <text:p text:style-name="P7"/>
      <text:h text:style-name="P73"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7"/>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9"/>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68"/>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landscape" fo:margin-top="2cm" fo:margin-bottom="2cm" fo:margin-left="2cm" fo:margin-right="2cm" style:register-truth-ref-style-name="Heading_20_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22</text:page-number> / <text:page-count>22</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2-06T16:33:11.163967841</dc:date>
    <meta:editing-duration>P8DT4H28S</meta:editing-duration>
    <meta:editing-cycles>328</meta:editing-cycles>
    <meta:generator>LibreOffice/5.1.6.2$Linux_X86_64 LibreOffice_project/10m0$Build-2</meta:generator>
    <meta:document-statistic meta:table-count="0" meta:image-count="8" meta:object-count="0" meta:page-count="22" meta:paragraph-count="182" meta:word-count="2932" meta:character-count="18247" meta:non-whitespace-character-count="15503"/>
  </office:meta>
</office:document-meta>
</file>